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5" style:parent-style-name="Normal"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27" style:family="table-column">
      <style:table-column-properties style:column-width="3.1305in" style:use-optimal-column-width="false"/>
    </style:style>
    <style:style style:name="TableColumn28" style:family="table-column">
      <style:table-column-properties style:column-width="3.1305in" style:use-optimal-column-width="false"/>
    </style:style>
    <style:style style:name="Table26" style:family="table">
      <style:table-properties style:width="6.2611in" fo:margin-left="0in" table:align="left"/>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weight="bold" style:font-weight-asian="bold" style:font-weight-complex="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34" style:family="table-row">
      <style:table-row-properties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49" style:family="table-row">
      <style:table-row-properties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54" style:family="table-row">
      <style:table-row-properties style:use-optimal-row-height="false"/>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5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6" style:parent-style-name="Normal" style:family="paragraph">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4" style:parent-style-name="ListParagraph" style:list-style-name="LFO1" style:family="paragraph"/>
    <style:style style:name="P95" style:parent-style-name="ListParagraph" style:list-style-name="LFO1" style:family="paragraph"/>
    <style:style style:name="P96" style:parent-style-name="ListParagraph" style:list-style-name="LFO1" style:family="paragraph"/>
    <style:style style:name="P97" style:parent-style-name="ListParagraph" style:list-style-name="LFO1" style:family="paragraph"/>
    <style:style style:name="P9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9" style:parent-style-name="ListParagraph" style:list-style-name="LFO2" style:family="paragraph"/>
    <style:style style:name="T100" style:parent-style-name="DefaultParagraphFont" style:family="text">
      <style:text-properties fo:font-weight="bold" style:font-weight-asian="bold" style:font-weight-complex="bold"/>
    </style:style>
    <style:style style:name="P101" style:parent-style-name="ListParagraph" style:list-style-name="LFO2" style:family="paragraph"/>
    <style:style style:name="T102" style:parent-style-name="DefaultParagraphFont" style:family="text">
      <style:text-properties fo:font-weight="bold" style:font-weight-asian="bold" style:font-weight-complex="bold"/>
    </style:style>
    <style:style style:name="P103" style:parent-style-name="ListParagraph" style:list-style-name="LFO2" style:family="paragraph"/>
    <style:style style:name="T104" style:parent-style-name="DefaultParagraphFont" style:family="text">
      <style:text-properties fo:font-weight="bold" style:font-weight-asian="bold" style:font-weight-complex="bold"/>
    </style:style>
    <style:style style:name="P10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3" style:parent-style-name="DefaultParagraphFont" style:family="text">
      <style:text-properties fo:font-weight="bold" style:font-weight-asian="bold" style:font-weight-complex="bold"/>
    </style:style>
    <style:style style:name="P11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6" style:parent-style-name="Normal" style:family="paragraph">
      <style:paragraph-properties fo:break-before="page"/>
    </style:style>
    <style:style style:name="T1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4" style:parent-style-name="DefaultParagraphFont" style:family="text">
      <style:text-properties fo:font-weight="bold" style:font-weight-asian="bold" style:font-weight-complex="bold"/>
    </style:style>
    <style:style style:name="P125" style:parent-style-name="Normal" style:family="paragraph">
      <style:text-properties style:font-name-complex="Calibri"/>
    </style:style>
    <style:style style:name="P126" style:parent-style-name="Normal"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INTRODUCTION TO CHATBOTS TECHNOLOGIES</text:p>
      <text:p text:style-name="P24"/>
      <text:p text:style-name="P25">TABLE OF CONTENTS</text:p>
      <table:table table:style-name="Table26">
        <table:table-columns>
          <table:table-column table:style-name="TableColumn27"/>
          <table:table-column table:style-name="TableColumn28"/>
        </table:table-columns>
        <table:table-row table:style-name="TableRow29">
          <table:table-cell table:style-name="TableCell30">
            <text:p text:style-name="P31">INTRODUCTION</text:p>
          </table:table-cell>
          <table:table-cell table:style-name="TableCell32">
            <text:p text:style-name="P33">1</text:p>
          </table:table-cell>
        </table:table-row>
        <table:table-row table:style-name="TableRow34">
          <table:table-cell table:style-name="TableCell35">
            <text:p text:style-name="P36">CHATBOTS</text:p>
          </table:table-cell>
          <table:table-cell table:style-name="TableCell37">
            <text:p text:style-name="P38">1</text:p>
          </table:table-cell>
        </table:table-row>
        <table:table-row table:style-name="TableRow39">
          <table:table-cell table:style-name="TableCell40">
            <text:p text:style-name="P41">BENEFITS</text:p>
          </table:table-cell>
          <table:table-cell table:style-name="TableCell42">
            <text:p text:style-name="P43">1 to 2</text:p>
          </table:table-cell>
        </table:table-row>
        <table:table-row table:style-name="TableRow44">
          <table:table-cell table:style-name="TableCell45">
            <text:p text:style-name="P46">TYPES OF CHATBOTS</text:p>
          </table:table-cell>
          <table:table-cell table:style-name="TableCell47">
            <text:p text:style-name="P48">2</text:p>
          </table:table-cell>
        </table:table-row>
        <table:table-row table:style-name="TableRow49">
          <table:table-cell table:style-name="TableCell50">
            <text:p text:style-name="P51">THE FUTURE OF CHATBOTS</text:p>
          </table:table-cell>
          <table:table-cell table:style-name="TableCell52">
            <text:p text:style-name="P53">3</text:p>
          </table:table-cell>
        </table:table-row>
        <table:table-row table:style-name="TableRow54">
          <table:table-cell table:style-name="TableCell55">
            <text:p text:style-name="P56">RECCOMMENDATIONS AND CONCLUSIONS</text:p>
          </table:table-cell>
          <table:table-cell table:style-name="TableCell57">
            <text:p text:style-name="P58">4</text:p>
          </table:table-cell>
        </table:table-row>
      </table:table>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i.INTRODUCTION<text:s/></text:p>
      <text:p text:style-name="Normal">A chatbot is a computer program that simulates or that act like human conversation through a lot of ways such as voice commands or text .Chatbots are also called Chatterbots they are a form of Artificial Intelligence (Al) it is mostly used in messaging <text:s/>apps .</text:p>
      <text:p text:style-name="Normal">This are automated programs that interact with human beings <text:s/>engaging them as if they are interacting with other human beings ,this is mostly done by businesses so as they can interact with their customers in an automated way .</text:p>
      <text:p text:style-name="Normal">Chatbots work through either via machine learning or with a set of instructions ,or guidelines to communicate with their customers .</text:p>
      <text:p text:style-name="Normal">The progressiveness of the technology <text:s/>has seem an improvement and an increase in in businesses moving from traditional to digital platforms to transact with customers .</text:p>
      <text:p text:style-name="Normal">ii)<text:s/><text:span text:style-name="T87">WHAT ARE CHATBOTS?</text:span></text:p>
      <text:p text:style-name="Normal"><text:span text:style-name="T88">A</text:span><text:s/>chatbot is a computer program that simulates or act like human conversation , this is done through voice commands or text .This are also called chatterbots. Artificial <text:s/>Intelligence is intelligence displayed by electronics ,This chatbots <text:s/>work through machine learning or through guidelines .</text:p>
      <text:p text:style-name="P89">GUIDELINE CHATBOT<text:s/></text:p>
      <text:p text:style-name="Normal">This are chatbot that work through set of guidelines or instructions ,they respond to numbers and vocabulary and its intelligence is <text:s/>limited to its programming code<text:s/></text:p>
      <text:p text:style-name="P90">MACHINE LEARNING CHATBOT<text:s/></text:p>
      <text:p text:style-name="Normal">The ability of a chatbot (system ) to learn through input experiences they achieve this through natural language processing (NLP) this refers to any interaction between computers and human language .</text:p>
      <text:p text:style-name="P91">BENEFITS OF CHARTBOTS<text:s/></text:p>
      <text:p text:style-name="Normal">REDUCE OPERATING EXPESES-The volume at which internal calls are made is reduced due to the use chatbots<text:s/></text:p>
      <text:p text:style-name="Normal">REDUCE ANSWERING OF FREQUENTLY ASKED QUESTIONS – The use of chatbots reduce the answering of frequently asked questions in the organization such as the location of the business <text:s/>and opening hours the chatbot is programmed to allow the user to choose questions from a given list and to return a standard response<text:s/></text:p>
      <text:p text:style-name="P92">HANDLIND STANDARD OPERATIONS</text:p>
      <text:p text:style-name="Normal"><text:s/>A chatbot is able to take orders and process returns in e-commerce businesses. It also helps customers find the products they are shopping for by asking certain questions leading to the answer and also helps customers to retrieve information about their previous or current orders and track their deliveries.<text:s/></text:p>
      <text:p text:style-name="Normal"/>
      <text:p text:style-name="Normal"/>
      <text:p text:style-name="Normal"/>
      <text:p text:style-name="Normal"/>
      <text:p text:style-name="P93">24/7/365 AVAILABILITY</text:p>
      <text:p text:style-name="Normal">Chatbots are beneficial because of their constant availability, if a business intends to run for 24hours it can hire a chatbot which can manage all the shifts rather than a normal human being who would get paid overtime for working 24hours shifts and planning for proper rotation of employee shifts which <text:s/>may be difficult to manage. This is convenient for the customer as all the problems they are facing during anytime can be solved . This principle can be applied through weekly basis as chatbots can work seven days per week every week of the month 360days <text:s/>availability. Chatbots can work everyday without any vacation hence no business days will be lost due to absence .Basically chatbot reduces costs in a business and increases productivity .</text:p>
      <text:p text:style-name="Normal">TYPES OF CHATBOTS<text:s/></text:p>
      <text:list text:style-name="LFO1" text:continue-numbering="true">
        <text:list-item>
          <text:p text:style-name="P94">Rules Based Chatbots</text:p>
        </text:list-item>
        <text:list-item>
          <text:p text:style-name="P95">Skill Chatbots</text:p>
        </text:list-item>
        <text:list-item>
          <text:p text:style-name="P96">Transactional Chatbots</text:p>
        </text:list-item>
        <text:list-item>
          <text:p text:style-name="P97">Customer Support Chatbot</text:p>
        </text:list-item>
      </text:list>
      <text:p text:style-name="P98">EXAMPLES <text:s/>OF <text:s/>CHATBOTS</text:p>
      <text:list text:style-name="LFO2" text:continue-numbering="true">
        <text:list-item>
          <text:p text:style-name="P99"><text:span text:style-name="T100">RULE BASED CHATBOTS</text:span></text:p>
        </text:list-item>
        <text:list-item>
          <text:p text:style-name="P101"><text:span text:style-name="T102">INTELLECTUALLY INDEPENDENT</text:span></text:p>
        </text:list-item>
        <text:list-item>
          <text:p text:style-name="P103"><text:span text:style-name="T104">AI-POWERED CHATBOTS</text:span></text:p>
        </text:list-item>
      </text:list>
      <text:p text:style-name="P105">RULE BASED CHATBOTS</text:p>
      <text:p text:style-name="Normal">This are the type of chatbots that use a tree hierarchies presented <text:s/>by to the user in a form of buttons. They are also called decision -tree bots they analyse questions that <text:s/>customers might ask and how the chatbot should respond they work in a form of a flowchart. They use a certain set of rules as basis to for any type of problem so as the are able to bring about a great solution to customers replying to a message sent before. Rule based chatbots can not answer answer questions that are outside their rule criteria .</text:p>
      <text:p text:style-name="P106">ADVANTAGES OF RULE BASED CHATBOTS<text:s/></text:p>
      <text:p text:style-name="Normal"><text:s/>*Less expensive to train</text:p>
      <text:p text:style-name="Normal">*integrate easily with legacy computer systems.</text:p>
      <text:p text:style-name="Normal">*make the human handover much simple</text:p>
      <text:p text:style-name="Normal">* include interactive elements and media<text:s/></text:p>
      <text:p text:style-name="Normal">*Text interactions are not restricted</text:p>
      <text:p text:style-name="Normal"/>
      <text:p text:style-name="Normal"/>
      <text:p text:style-name="Normal"/>
      <text:p text:style-name="Normal"/>
      <text:p text:style-name="P107">DISADVANTAGES OF RULE BASED CHATBOTS</text:p>
      <text:p text:style-name="Normal">*Have a less flexible conversation flow</text:p>
      <text:p text:style-name="P108">AI POWERED CHATBOT</text:p>
      <text:p text:style-name="Normal">The ability of a chatbot (system ) to learn through input experiences they achieve this through natural language processing (NLP) this refers to any interaction between computers and human language .They use natural language <text:s/>response the high the percentage of use the high the intelligency of the bots the larger the quality of information they learn they use machine learning to understand context and intent of questions before formulating a response. <text:s/>They work well for companies that process a lot of data .</text:p>
      <text:p text:style-name="P109">ADVANTAGES</text:p>
      <text:p text:style-name="Normal">*Learn from information gathered<text:s/></text:p>
      <text:p text:style-name="Normal">*Improve now and then when new data is learnt or comes in .</text:p>
      <text:p text:style-name="Normal">*understand patterns of behaviour<text:s/></text:p>
      <text:p text:style-name="Normal">*have more range in decision making .</text:p>
      <text:p text:style-name="Normal">*understand more than one languages .</text:p>
      <text:p text:style-name="P110">INTELLECTUALLY INDEPENDENT CHATBOTS<text:s/></text:p>
      <text:p text:style-name="Normal">Are bots that are based on machine learning they use a neural network to be able to make decision for themselves the neural network provide the boots with limitless examples of the bot .This chatbots <text:s/>use deep learning and machine learning to learn from the environment. The intellectually independent chatbots explores the database to find the relevant information through analyzing <text:s/>different patterns of data , different segments of data are put together to generate a reply specific to a question.</text:p>
      <text:p text:style-name="Normal"><text:span text:style-name="T111"><text:s/></text:span><text:span text:style-name="T112">ADVANTAGES OF INTELLECTUALLY INDEPENDENT CHATBOTS</text:span><text:span text:style-name="T113"><text:s text:c="2"/></text:span></text:p>
      <text:p text:style-name="Normal">The answers provided by the bot is most precise as it runs through a certain data base.</text:p>
      <text:p text:style-name="Normal"/>
      <text:p text:style-name="P114">THE FUTURE OF CHATBOTS</text:p>
      <text:p text:style-name="P115">CONVERSATIONAL INTERFACE IN MENTAL HEALTH<text:s/></text:p>
      <text:p text:style-name="Normal">Chatbots are to be used to deliver mental health screening <text:s/>questionnaires for example to those people that misuses alcohol. They are to be used to facilitate increased health access and will successfully <text:s/>deliver behaviour therapy .In a recent review of 41 chatbots for mental health , Abd-alrazaq et al described that chat boots will be used to provide therapy, training , screening ,self-management ,counselling , education , and diagnosing .This chatbot will be very trusted by all participants .</text:p>
      <text:p text:style-name="Normal"/>
      <text:p text:style-name="Normal"/>
      <text:p text:style-name="Normal"/>
      <text:p text:style-name="Normal"/>
      <text:p text:style-name="Normal"/>
      <text:p text:style-name="Normal"/>
      <text:p text:style-name="Normal"/>
      <text:p text:style-name="P116"/>
      <text:p text:style-name="Normal"/>
      <text:p text:style-name="Normal"><text:span text:style-name="T117">PEER SUPPORT AND SELF –HELP PROGRAMS</text:span><text:span text:style-name="T118"><text:s/></text:span></text:p>
      <text:p text:style-name="Normal">An example of <text:s/>a chatbot that will be used for peer support and self help programs is<text:s/><text:span text:style-name="T119">TERABOT.</text:span></text:p>
      <text:p text:style-name="P120">TERABOT</text:p>
      <text:p text:style-name="Normal"><text:s/>This is a low – fidelity chatbot <text:s/>it is designed to facilitate peer support in an online self help program for adults with ADHD .It has an online profile that looks like an actual human being it was designed <text:s/>according to guidelines from participatory design , building on contributions from clinical psychologists and adults with ADHD.<text:line-break/>Based on Folstad, Skjuve and Brandtzaeg ‘s chatbot technology ,chatbots with coaching related roles they have a chatbot driven conversation style and long term relations .\</text:p>
      <text:p text:style-name="Normal"><text:span text:style-name="T121">RECOMMENDATIONS AND CONCLUSIONS</text:span><text:span text:style-name="T122"><text:s text:c="2"/></text:span></text:p>
      <text:p text:style-name="Normal">The use of chatbots have <text:s/>generally improved the life as people are able to get precise information that is correctly analized and trough a lot of information that is shared on various information system database . The future of chatbots have proved that the use of chatbots in the future will be very important <text:s/>in peer support and self help programs and conversational interface in mental health improving the life of people and the well being of individuals mentally and physically .Chatbots also have improved businesses as it provide 24hour information towards business .They also handle returns in e-commerce hence improve sales and returns in the organization.</text:p>
      <text:p text:style-name="Normal"><text:span text:style-name="T123">REFERENCES</text:span><text:span text:style-name="T124"><text:s/></text:span></text:p>
      <text:p text:style-name="P125">1. Ahmed, F., Borodin, Y., Soviak, A., Islam, M., Ramakrishnan, I., Hedgpeth, T.:Accessible skimming: faster screen reading of web pages. In: UIST, pp. 367–378.ACM (2012)2. Akpinar, M.E., Ye ̧silada, Y.: Discovering visual elements of web pages and theirroles: users’ perception. Interact. Comput.29(6), 845–867 (2017)3. Amershi, S., et al.: Guidelines for human-AI interaction. In: Proceedings of CHI2019, p. 3. ACM (2019)4. Asakawa, C.: What’s the web like if you can’t see it? In: W4A, pp. 1–8. ACM(2005)5. Ashok, V., Borodin, Y., Puzis, Y., Ramakrishnan, I.: Capti-speak: a speech-enabledweb screen reader. In: W4A, p. 22. ACM (2015)6. Ashok, V., Puzis, Y., Borodin, Y., Ramakrishnan, I.: Web screen reading automa-tion assistance using semantic abstraction. In: IUI, pp. 407–418. ACM (2017)7. Asri, L.E., et al.: Frames: a corpus for adding memory to goal-oriented dialoguesystems. arXiv preprintarXiv:1704.00057(2017)8. Bigham, J.P.: Accessmonkey: enabling and sharing end user accessibility improve-ments. ACM SIGACCESS Access. Comput.89, 3–6 (2007)9. Bigham, J.P., Lau, T., Nichols, J.: Trailblazer: enabling blind users to blaze trailsthrough the web. In: IUI, pp. 177–186. ACM (2009)10. Bigham, J.P., Lin, I., Savage, S.: The effects of not knowing what you don’t knowon web accessibility for blind web users. In: ACM SIGACCESS. ACM (2017)11. Billah, S.M., Ashok, V., Porter, D.E., Ramakrishnan, I.: Ubiquitous accessibilityfor people with visual impairments: are we there yet? In: CHI, pp. 5862–5868.ACM (2017)12. Borodin, Y.: Automation of repetitive web browsing tasks with voice-enabledmacros. In: Proceedings of SIGACCESS 2008, pp. 307–308. ACM (2008)13. Borodin, Y., et al.: Hearsay: a new generation context-driven multi-modal assistiveweb browser. In: WWW, pp. 1233–1236. ACM (2010)</text:p>
      <text:p text:style-name="P126"/>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KOOTHUPILE WESLY</text:p>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1</text:p>
            </table:table-cell>
            <table:table-cell table:style-name="TableCell22">
              <text:p text:style-name="P23"/>
            </table:table-cell>
          </table:table-row>
        </table:table>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SLY KOOTHUPILE</meta:initial-creator>
    <dc:creator>WESLY KOOTHUPILE</dc:creator>
    <meta:creation-date>2021-05-07T01:24:00Z</meta:creation-date>
    <dc:date>2021-05-07T01:24:00Z</dc:date>
    <meta:template xlink:href="Normal.dotm" xlink:type="simple"/>
    <meta:editing-cycles>7</meta:editing-cycles>
    <meta:editing-duration>PT0S</meta:editing-duration>
    <meta:document-statistic meta:page-count="1" meta:paragraph-count="19" meta:word-count="1422" meta:character-count="9511" meta:row-count="67" meta:non-whitespace-character-count="8108"/>
  </office:meta>
</office:document-meta>
</file>